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8"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9"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10"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P12" style:family="paragraph" style:parent-style-name="Text_20_body" style:list-style-name="L1">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4"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normal" style:font-weight-complex="normal"/>
    </style:style>
    <style:style style:name="P15"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P16"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17" style:family="paragraph" style:parent-style-name="Text_20_body">
      <style:paragraph-properties fo:margin-top="0cm" fo:margin-bottom="0cm" style:line-height-at-least="0.635cm" fo:padding="0cm" fo:border="none"/>
    </style:style>
    <style:style style:name="P18" style:family="paragraph" style:parent-style-name="Text_20_body" style:list-style-name="L2">
      <style:paragraph-properties fo:margin-top="0cm" fo:margin-bottom="0cm" style:line-height-at-least="0.635cm" fo:padding="0cm" fo:border="none"/>
    </style:style>
    <style:style style:name="P19" style:family="paragraph" style:parent-style-name="Text_20_body" style:list-style-name="L3">
      <style:paragraph-properties fo:margin-top="0cm" fo:margin-bottom="0cm" style:line-height-at-least="0.635cm" fo:padding="0cm" fo:border="none"/>
    </style:style>
    <style:style style:name="P20" style:family="paragraph" style:parent-style-name="Text_20_body" style:list-style-name="L2">
      <style:paragraph-properties fo:margin-top="0cm" fo:margin-bottom="0cm" style:line-height-at-least="0.635cm" fo:padding="0cm" fo:border="none"/>
      <style:text-properties fo:color="#000000"/>
    </style:style>
    <style:style style:name="P21" style:family="paragraph" style:parent-style-name="Text_20_body" style:list-style-name="L2">
      <style:paragraph-properties fo:margin-top="0cm" fo:margin-bottom="0cm" style:line-height-at-least="0.635cm" fo:padding="0cm" fo:border="none"/>
      <style:text-properties fo:color="#000000" fo:font-weight="bold" style:font-weight-asian="bold" style:font-weight-complex="bold"/>
    </style:style>
    <style:style style:name="P22"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25" style:family="paragraph" style:parent-style-name="Text_20_body">
      <style:paragraph-properties fo:margin-left="0cm" fo:margin-right="0cm" fo:margin-top="0cm" fo:margin-bottom="0cm" style:line-height-at-least="0.635cm" fo:text-indent="0cm" style:auto-text-indent="false" fo:padding="0cm" fo:border="none"/>
    </style:style>
    <style:style style:name="P26"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T1" style:family="text">
      <style:text-properties fo:color="#000000" fo:font-weight="bold" fo:background-color="transparent"/>
    </style:style>
    <style:style style:name="T2" style:family="text">
      <style:text-properties fo:color="#000000" fo:background-color="transparent"/>
    </style:style>
    <style:style style:name="T3"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4"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5"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6"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7" style:family="text">
      <style:text-properties fo:font-variant="normal" fo:text-transform="none" style:text-line-through-style="none" style:font-name="Times New Roman1" fo:font-size="12pt" fo:letter-spacing="normal" fo:font-style="normal" style:text-underline-style="none" style:text-blinking="false"/>
    </style:style>
    <style:style style:name="T8"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9"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fo:font-style="normal" style:text-underline-style="none" fo:font-weight="bold" style:text-blinking="false" fo:background-color="transparent"/>
    </style:style>
    <style:style style:name="T12" style:family="text">
      <style:text-properties fo:font-variant="normal" fo:text-transform="none" fo:color="#000000" style:text-line-through-style="none" fo:font-style="normal" style:text-underline-style="none" style:text-blinking="false" fo:background-color="transparent"/>
    </style:style>
    <style:style style:name="T13" style:family="text">
      <style:text-properties fo:font-variant="normal" fo:text-transform="none" fo:color="#000000" style:text-line-through-style="none"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Bakgrund och Problembeskrivning</text:h>
      <text:p text:style-name="P3">Båtklubben ”Den glade piraten” har expanderat. Medlemmarna har därför fått svårt att hålla reda på möten och viktiga datum, samt att informationsändra i klubbens medlemsregister (ex. ändra adress, namn eller registrera nyinköpt båt/båtar).</text:p>
      <text:p text:style-name="P3"/>
      <text:p text:style-name="P3">Klubbens kassör har fått stora problem att ta hand om/ hålla reda på allas medlemsavgifter via inlämnade kvitton från medlemmar. </text:p>
      <text:p text:style-name="P3"/>
      <text:p text:style-name="P3">Klubbens sekreterare har hand om bokning av båtplatser, vilket betyder att hon behöver tillgång till ett aktuellt register över medlemmarna och deras båtar. Det måste bli lättare att kunna uppfylla medlemmars önskemål om att ha båtar nära varandra om de äger/köper en till båt. </text:p>
      <text:p text:style-name="P3"/>
      <text:p text:style-name="P11">Problem som uppstått p.g.a detta:</text:p>
      <text:list xml:id="list34195562" text:style-name="L1">
        <text:list-item>
          <text:p text:style-name="P12">Medlemmar blivit utan båtplats vid sjösättningen.</text:p>
        </text:list-item>
        <text:list-item>
          <text:p text:style-name="P12">Medlemmar missar viktiga möten och tider</text:p>
        </text:list-item>
        <text:list-item>
          <text:p text:style-name="P12">Klubbens sekreterare vet inte hur platserna ska tilldelas då denne ej har tillgång till aktuell information.</text:p>
        </text:list-item>
        <text:list-item>
          <text:p text:style-name="P12">Bråk och stök och privata byten mellan båtplaser <text:s/></text:p>
        </text:list-item>
        <text:list-item>
          <text:p text:style-name="P12">Klubben lutar mot att gå in konkurs då de inte har någon riktig koll på vilka medlemmar som har betalt sina avgifter och flera medlemmar kommer undan med att inte betala. </text:p>
        </text:list-item>
      </text:list>
      <text:p text:style-name="P3"/>
      <text:p text:style-name="P3"/>
      <text:h text:style-name="P2" text:outline-level="2">Användargrupper/Aktörer (End Users)</text:h>
      <text:list xml:id="list34189741" text:style-name="L2">
        <text:list-item>
          <text:p text:style-name="P20"><text:span text:style-name="T6">Administratör </text:span><text:span text:style-name="T4">(Klubbens sekreterare). </text:span></text:p>
          <text:p text:style-name="P13">Anställd. Datorvana: Ja. <text:line-break/>Kommer vara huvudanvändaren (för att kunna organisera båtplatser utefter medlemsuppgifter), Därför är hennes åsikt om funktionalitet extra viktig. </text:p>
        </text:list-item>
        <text:list-item>
          <text:p text:style-name="P21"><text:span text:style-name="T7">Klubbens medlemmar</text:span><text:span text:style-name="T5"> </text:span></text:p>
          <text:p text:style-name="P13">Livsstil: Båtintresserade/Båtägare. Ålder: 20+. Kön: Blandat, många par. Datornvana: Grundläggande för hemmabruk. </text:p>
        </text:list-item>
        <text:list-item>
          <text:p text:style-name="P16">Klubbens kassör</text:p>
          <text:p text:style-name="P14">Anställd. Datornvana: Mindre, jobbar mest med penna och papper. Går dock att lära upp.</text:p>
        </text:list-item>
      </text:list>
      <text:p text:style-name="P3"/>
      <text:h text:style-name="P2" text:outline-level="2">Intressenter (Stakeholders)</text:h>
      <text:list xml:id="list34312278" text:continue-numbering="true" text:style-name="L2">
        <text:list-item>
          <text:p text:style-name="P16">Annika Karlsson </text:p>
          <text:p text:style-name="P13">Sekreterare/administratör, ansvar för organisering av båtplatser och medlemsuppgifter. <text:line-break/>Tel: 070-XXX XX XX, mail: zzzz@gmail.com</text:p>
        </text:list-item>
        <text:list-item>
          <text:p text:style-name="P16"><text:soft-page-break/>Göran Sandström</text:p>
          <text:p text:style-name="P15">Kassör. Ekonomiansvarig. Tel: 075-XXX XX XX </text:p>
        </text:list-item>
        <text:list-item>
          <text:p text:style-name="P16">Utvalda medlemmar <text:s/>(för test av produkt, feedback och åsikter kring systemet)</text:p>
          <text:p text:style-name="P18"><text:span text:style-name="T9">Anders Viksson</text:span><text:span text:style-name="T8"> – <text:s/>Tel: 076-XXX XX XX </text:span></text:p>
          <text:p text:style-name="P18"><text:span text:style-name="T9">Bo Vätterström</text:span><text:span text:style-name="T8"> – <text:s/>Tel: 072-XXX XX XX</text:span></text:p>
          <text:p text:style-name="P18"><text:span text:style-name="T9">Ylva Bengtsson</text:span><text:span text:style-name="T8">– <text:s/>Tel: 076-XXX XX XX </text:span></text:p>
        </text:list-item>
      </text:list>
      <text:h text:style-name="P1" text:outline-level="2">Liknande/Konkurrerande System</text:h>
      <text:p text:style-name="P3"/>
      <text:p text:style-name="P3">Stafsnäs Båtklubb (<text:a xlink:type="simple" xlink:href="http://www.stafsnasbatklubb.se/">http://www.stafsnasbatklubb.se/</text:a> )</text:p>
      <text:list xml:id="list34216422" text:style-name="L3">
        <text:list-item>
          <text:p text:style-name="P19"><text:span text:style-name="T3">En webbplats med aktuella och viktiga datum och möten presenterade på startsidan.</text:span></text:p>
        </text:list-item>
        <text:list-item>
          <text:p text:style-name="P19"><text:span text:style-name="T3">Medlemssidor med inloggning.</text:span></text:p>
        </text:list-item>
        <text:list-item>
          <text:p text:style-name="P19"><text:span text:style-name="T3">En sida för Agendor, Helårsplan. </text:span></text:p>
        </text:list-item>
        <text:list-item>
          <text:p text:style-name="P19"><text:span text:style-name="T3">Viktiga datum fetmarkerade. </text:span></text:p>
        </text:list-item>
        <text:list-item>
          <text:p text:style-name="P19"><text:span text:style-name="T3">Val att vara aktiv eller passiv medlem (ha en registrerad båt, eller inte ha båt)</text:span></text:p>
        </text:list-item>
      </text:list>
      <text:p text:style-name="P25"><text:span text:style-name="T3">Dalarå Båtklubb (</text:span><text:a xlink:type="simple" xlink:href="http://www.dbk.nu/">http://www.dbk.nu</text:a><text:span text:style-name="T3"> )</text:span></text:p>
      <text:list xml:id="list34334838" text:continue-numbering="true" text:style-name="L3">
        <text:list-item>
          <text:p text:style-name="P19"><text:span text:style-name="T3">En webbplats med aktuella event presenterade på startsidan.</text:span></text:p>
        </text:list-item>
        <text:list-item>
          <text:p text:style-name="P19"><text:span text:style-name="T3">En sida för båtplatsinformation, där avgifter är tydligt listade.</text:span></text:p>
        </text:list-item>
        <text:list-item>
          <text:p text:style-name="P19"><text:span text:style-name="T3">Medlemssidor med inloggning.</text:span></text:p>
        </text:list-item>
      </text:list>
      <text:p text:style-name="P17"><text:span text:style-name="T3">Saltsjöbadens Båtklubb (</text:span><text:a xlink:type="simple" xlink:href="http://saltsjobadensbatklubb.se/">http://saltsjobadensbatklubb.se/</text:a><text:span text:style-name="T3"> )</text:span></text:p>
      <text:list xml:id="list34311106" text:continue-numbering="true" text:style-name="L3">
        <text:list-item>
          <text:p text:style-name="P19"><text:span text:style-name="T3">En webbplats med aktuella event presenterade i högerkolumn på startsidan (tydlig rubrik ”AKTUELLT”)</text:span></text:p>
        </text:list-item>
        <text:list-item>
          <text:p text:style-name="P19"><text:span text:style-name="T3">En rubrik/länk till sida om klubbinformation och vad som krävs för att bli medlem.</text:span></text:p>
        </text:list-item>
        <text:list-item>
          <text:p text:style-name="P19"><text:span text:style-name="T3">Möjlighet att registrera sig via ett formulär. Där avgiterna presenteras tydligt.</text:span></text:p>
        </text:list-item>
        <text:list-item>
          <text:p text:style-name="P19"><text:span text:style-name="T3">Separat sida för avgifter. </text:span></text:p>
        </text:list-item>
        <text:list-item>
          <text:p text:style-name="P19"><text:span text:style-name="T3">De skriver att de skickar ut en påminnelse om man är sen med sin betalning, och man får då en påminnelseavgift. </text:span></text:p>
        </text:list-item>
      </text:list>
      <text:h text:style-name="P2" text:outline-level="2">Baskrav (Features)</text:h>
      <text:p text:style-name="P6"/>
      <text:p text:style-name="P7"><text:span text:style-name="T11">BK 1</text:span><text:span text:style-name="T10"> Medlemmarna ska på ett användarvänligt och smidigt sätt kunna ändra sina uppgifter (adress etc) och kunna registrera om de införskaffat en till båt</text:span><text:span text:style-name="T12">. </text:span></text:p>
      <text:p text:style-name="P6"/>
      <text:p text:style-name="P8"><text:span text:style-name="T11">BK 1.1</text:span><text:span text:style-name="T12"> Vid registrering av ny båt ska uppgifter om deras båt automatiskt hämtas från det nationella båtregistret ( via båtens registreringsnummer ), så att det tydligt framkommer ex av vilken storlek båten är. </text:span></text:p>
      <text:p text:style-name="P6"/>
      <text:p text:style-name="P8"><text:span text:style-name="T11">BK 1.2</text:span><text:span text:style-name="T12"> Medlemmar med flest antal båtar ska ha högre prioritering och hamna överst i medlemsregistret / och eller hamna i olika grupper. (För att sekreteraren ska kunna ge dem möjligheten att ha sina båtarna så nära varandra som möjligt)</text:span></text:p>
      <text:p text:style-name="P22"/>
      <text:p text:style-name="P5"><text:soft-page-break/><text:span text:style-name="T1">BK 2</text:span><text:span text:style-name="T2"> Sekreteraren skall erbjudas ett användarvänligt och effektivt sätt att hantera uppgifter för klubbens medlemmar så att hon kan tilldela dem lämliga båtplatser , samt kunna lägga upp och hantera tider för klubbens möten och event.</text:span></text:p>
      <text:p text:style-name="P23"/>
      <text:p text:style-name="P7"><text:span text:style-name="T11">BK 3</text:span><text:span text:style-name="T10"> </text:span><text:span text:style-name="T12">Medlemmarna ska lätt kunna se/ få information om nästa möte/event. </text:span></text:p>
      <text:p text:style-name="P6"/>
      <text:p text:style-name="P7"><text:span text:style-name="T11">BK 4</text:span><text:span text:style-name="T10"> Betalning</text:span><text:span text:style-name="T12"> av medlemsavgift / extraavgiter ska kunna ske via plusgiro och kräver att man lämnar ocr/referens-meddelande med sitt ärende, namn och efternamn, så att kassören lätt ska kunna se vilka som har betalat. </text:span></text:p>
      <text:p text:style-name="P6"/>
      <text:p text:style-name="P9"><text:span text:style-name="T11">BK 4.1</text:span><text:span text:style-name="T13"> Kassören ska lätt kunna söka i medlemsregistret och pricka av/ändra status på de som har betalat.</text:span></text:p>
      <text:p text:style-name="P26"/>
      <text:p text:style-name="P9"><text:span text:style-name="T11">BK 4.2</text:span><text:span text:style-name="T13"> Om betalningen sker kontant kan kassören direkt ändra status på personen som betalt i medlemsregistret. Därav försvinner behovet att hålla reda på kvitton för varje medlem.</text:span></text:p>
      <text:p text:style-name="P6"/>
      <text:p text:style-name="P9"><text:span text:style-name="T11">BK 4.3</text:span><text:span text:style-name="T13"> Alla medlemmar har automatiskt statusen”Obetalt” och man kan välja att enbart visa </text:span><text:span text:style-name="T13">medlemmar med denna status, för att lätt kunna kontaka dem ang detta. </text:span></text:p>
      <text:p text:style-name="P26"/>
      <text:p text:style-name="P9"><text:span text:style-name="T11">BK 4.4</text:span><text:span text:style-name="T13">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22:42:34.88</meta:creation-date>
    <dc:date>2013-12-05T14:17:25.85</dc:date>
    <meta:editing-duration>PT5H8M29S</meta:editing-duration>
    <meta:editing-cycles>148</meta:editing-cycles>
    <meta:generator>OpenOffice.org/3.3$Win32 OpenOffice.org_project/330m20$Build-9567</meta:generator>
    <meta:document-statistic meta:table-count="0" meta:image-count="0" meta:object-count="0" meta:page-count="3" meta:paragraph-count="54" meta:word-count="760" meta:character-count="4890"/>
  </office:meta>
</office:document-meta>
</file>